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3138727A316.png" manifest:media-type="image/png"/>
  <manifest:file-entry manifest:full-path="Pictures/10000201000001DC000003194E3E311B.png" manifest:media-type="image/png"/>
  <manifest:file-entry manifest:full-path="Pictures/10000201000001D90000014BB2C3C702.png" manifest:media-type="image/png"/>
  <manifest:file-entry manifest:full-path="Pictures/1000020100000315000003B7EFC562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paragraph-properties fo:line-height="150%"/>
      <style:text-properties officeooo:paragraph-rsid="0021742f"/>
    </style:style>
    <style:style style:name="P4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3587b7" officeooo:paragraph-rsid="00531957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line-height="150%"/>
      <style:text-properties fo:font-size="12pt" style:font-size-asian="12pt"/>
    </style:style>
    <style:style style:name="P10" style:family="paragraph" style:parent-style-name="Text_20_body">
      <style:text-properties fo:font-size="12pt" officeooo:rsid="0033aab2" officeooo:paragraph-rsid="002ed69f" style:font-size-asian="10.5pt" style:font-size-complex="12pt"/>
    </style:style>
    <style:style style:name="P11" style:family="paragraph" style:parent-style-name="Text_20_body">
      <style:text-properties style:font-name="Liberation Serif"/>
    </style:style>
    <style:style style:name="P12" style:family="paragraph" style:parent-style-name="Text_20_body">
      <style:text-properties officeooo:rsid="0021742f" officeooo:paragraph-rsid="0021742f"/>
    </style:style>
    <style:style style:name="P13" style:family="paragraph" style:parent-style-name="Text_20_body">
      <style:paragraph-properties fo:line-height="150%"/>
      <style:text-properties officeooo:rsid="0021742f" officeooo:paragraph-rsid="0021742f"/>
    </style:style>
    <style:style style:name="P14" style:family="paragraph" style:parent-style-name="Text_20_body">
      <style:text-properties officeooo:rsid="0021742f" officeooo:paragraph-rsid="00223075"/>
    </style:style>
    <style:style style:name="P15" style:family="paragraph" style:parent-style-name="Text_20_body">
      <style:text-properties officeooo:rsid="00223075" officeooo:paragraph-rsid="00223075"/>
    </style:style>
    <style:style style:name="P16" style:family="paragraph" style:parent-style-name="Text_20_body">
      <style:text-properties officeooo:rsid="00233d6b" officeooo:paragraph-rsid="00233d6b"/>
    </style:style>
    <style:style style:name="P17" style:family="paragraph" style:parent-style-name="Text_20_body">
      <style:text-properties officeooo:rsid="00233d6b" officeooo:paragraph-rsid="004a5172"/>
    </style:style>
    <style:style style:name="P18" style:family="paragraph" style:parent-style-name="Text_20_body">
      <style:text-properties officeooo:rsid="00239e3f" officeooo:paragraph-rsid="00239e3f"/>
    </style:style>
    <style:style style:name="P19" style:family="paragraph" style:parent-style-name="Text_20_body">
      <style:paragraph-properties fo:line-height="150%"/>
      <style:text-properties officeooo:rsid="001efba8" officeooo:paragraph-rsid="001fe1ac"/>
    </style:style>
    <style:style style:name="P20" style:family="paragraph" style:parent-style-name="Text_20_body">
      <style:text-properties officeooo:rsid="002a9a37" officeooo:paragraph-rsid="002a9a37"/>
    </style:style>
    <style:style style:name="P21" style:family="paragraph" style:parent-style-name="Text_20_body">
      <style:text-properties officeooo:rsid="002a9a37" officeooo:paragraph-rsid="003692a5"/>
    </style:style>
    <style:style style:name="P22" style:family="paragraph" style:parent-style-name="Text_20_body">
      <style:text-properties officeooo:rsid="002c5b7d" officeooo:paragraph-rsid="002c5b7d"/>
    </style:style>
    <style:style style:name="P23" style:family="paragraph" style:parent-style-name="Text_20_body">
      <style:text-properties officeooo:rsid="002d8070" officeooo:paragraph-rsid="002d8070"/>
    </style:style>
    <style:style style:name="P24" style:family="paragraph" style:parent-style-name="Text_20_body">
      <style:text-properties officeooo:rsid="0040a39d" officeooo:paragraph-rsid="0040a39d"/>
    </style:style>
    <style:style style:name="P25" style:family="paragraph" style:parent-style-name="Text_20_body">
      <style:text-properties officeooo:rsid="0040a39d" officeooo:paragraph-rsid="00710397"/>
    </style:style>
    <style:style style:name="P26" style:family="paragraph" style:parent-style-name="Text_20_body">
      <style:text-properties officeooo:rsid="0041e408" officeooo:paragraph-rsid="0041e408"/>
    </style:style>
    <style:style style:name="P27" style:family="paragraph" style:parent-style-name="Text_20_body">
      <style:text-properties officeooo:rsid="0041e408" officeooo:paragraph-rsid="00710397"/>
    </style:style>
    <style:style style:name="P28" style:family="paragraph" style:parent-style-name="Text_20_body">
      <style:text-properties officeooo:rsid="003587b7" officeooo:paragraph-rsid="00537d99"/>
    </style:style>
    <style:style style:name="P29" style:family="paragraph" style:parent-style-name="Text_20_body">
      <style:text-properties officeooo:rsid="004fc8f9" officeooo:paragraph-rsid="004fc8f9"/>
    </style:style>
    <style:style style:name="P30" style:family="paragraph" style:parent-style-name="Text_20_body">
      <style:text-properties officeooo:rsid="002ed69f" officeooo:paragraph-rsid="002ed69f"/>
    </style:style>
    <style:style style:name="P31" style:family="paragraph" style:parent-style-name="Text_20_body">
      <style:paragraph-properties fo:line-height="150%"/>
      <style:text-properties officeooo:rsid="00478d96" officeooo:paragraph-rsid="001fe1ac"/>
    </style:style>
    <style:style style:name="P32" style:family="paragraph" style:parent-style-name="Text_20_body">
      <style:text-properties officeooo:rsid="005c1434" officeooo:paragraph-rsid="005c1434"/>
    </style:style>
    <style:style style:name="P33" style:family="paragraph" style:parent-style-name="Text_20_body">
      <style:text-properties officeooo:rsid="005c1434" officeooo:paragraph-rsid="0067ea4e"/>
    </style:style>
    <style:style style:name="P34" style:family="paragraph" style:parent-style-name="Heading_20_3">
      <style:text-properties fo:font-size="13pt" style:font-size-asian="13pt" style:font-size-complex="13pt"/>
    </style:style>
    <style:style style:name="P35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36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37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38" style:family="paragraph" style:parent-style-name="Heading_20_1">
      <style:text-properties fo:font-size="16pt" fo:font-weight="bold" officeooo:rsid="00562582" officeooo:paragraph-rsid="00562582" style:font-size-asian="14pt" style:font-weight-asian="bold" style:font-size-complex="16pt" style:font-weight-complex="bold"/>
    </style:style>
    <style:style style:name="P39" style:family="paragraph" style:parent-style-name="Heading_20_1">
      <style:text-properties fo:font-size="16pt" fo:font-weight="bold" officeooo:rsid="0040a39d" officeooo:paragraph-rsid="0055ef35" style:font-size-asian="14pt" style:font-weight-asian="bold" style:font-size-complex="16pt" style:font-weight-complex="bold"/>
    </style:style>
    <style:style style:name="P40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41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42" style:family="paragraph" style:parent-style-name="Heading_20_1">
      <style:text-properties officeooo:rsid="0040a39d" officeooo:paragraph-rsid="0040a39d"/>
    </style:style>
    <style:style style:name="P43" style:family="paragraph" style:parent-style-name="Heading_20_1">
      <style:text-properties officeooo:paragraph-rsid="00562582"/>
    </style:style>
    <style:style style:name="P44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45" style:family="paragraph" style:parent-style-name="Heading_20_2">
      <style:text-properties style:font-name="Arial" fo:font-size="13pt" fo:font-weight="bold" officeooo:rsid="00261e7f" officeooo:paragraph-rsid="002a9a37" style:font-size-asian="13pt" style:font-weight-asian="bold" style:font-size-complex="13pt" style:font-weight-complex="bold"/>
    </style:style>
    <style:style style:name="P46" style:family="paragraph" style:parent-style-name="Heading_20_2">
      <style:text-properties style:font-name="Arial" fo:font-size="13pt" fo:font-weight="bold" officeooo:rsid="00261e7f" officeooo:paragraph-rsid="002cbccf" style:font-size-asian="13pt" style:font-weight-asian="bold" style:font-size-complex="13pt" style:font-weight-complex="bold"/>
    </style:style>
    <style:style style:name="P47" style:family="paragraph" style:parent-style-name="Heading_20_2">
      <style:text-properties style:font-name="Arial" officeooo:paragraph-rsid="002847de"/>
    </style:style>
    <style:style style:name="P48" style:family="paragraph" style:parent-style-name="Heading_20_1">
      <style:text-properties fo:font-size="16pt" fo:font-weight="bold" officeooo:rsid="0040a39d" officeooo:paragraph-rsid="0040a39d" style:font-size-asian="14pt" style:font-weight-asian="bold" style:font-size-complex="16pt" style:font-weight-complex="bold"/>
    </style:style>
    <style:style style:name="P49" style:family="paragraph" style:parent-style-name="Heading_20_1">
      <style:text-properties fo:font-size="16pt" fo:font-weight="bold" officeooo:rsid="0040a39d" officeooo:paragraph-rsid="00710397" style:font-size-asian="14pt" style:font-weight-asian="bold" style:font-size-complex="16pt" style:font-weight-complex="bold"/>
    </style:style>
    <style:style style:name="P50" style:family="paragraph" style:parent-style-name="Heading_20_1">
      <style:text-properties fo:font-size="16pt" fo:font-weight="bold" officeooo:rsid="0041e408" officeooo:paragraph-rsid="0040a39d" style:font-size-asian="14pt" style:font-weight-asian="bold" style:font-size-complex="16pt" style:font-weight-complex="bold"/>
    </style:style>
    <style:style style:name="P51" style:family="paragraph" style:parent-style-name="Heading_20_1">
      <style:text-properties fo:font-size="16pt" fo:font-weight="bold" officeooo:rsid="00732dff" officeooo:paragraph-rsid="00732dff" style:font-size-asian="14pt" style:font-weight-asian="bold" style:font-size-complex="16pt" style:font-weight-complex="bold"/>
    </style:style>
    <style:style style:name="P52" style:family="paragraph" style:parent-style-name="Text_20_body">
      <style:text-properties officeooo:rsid="00602541" officeooo:paragraph-rsid="0067ea4e"/>
    </style:style>
    <style:style style:name="P53" style:family="paragraph" style:parent-style-name="Text_20_body">
      <style:text-properties officeooo:rsid="00239e3f" officeooo:paragraph-rsid="0077e782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a9a37" style:font-size-asian="10.5pt" style:font-size-complex="12pt"/>
    </style:style>
    <style:style style:name="T5" style:family="text">
      <style:text-properties fo:font-size="12pt" officeooo:rsid="002cbccf" style:font-size-asian="10.5pt" style:font-size-complex="12pt"/>
    </style:style>
    <style:style style:name="T6" style:family="text">
      <style:text-properties fo:font-size="12pt" officeooo:rsid="0030a7d5" style:font-size-asian="10.5pt" style:font-size-complex="12pt"/>
    </style:style>
    <style:style style:name="T7" style:family="text">
      <style:text-properties fo:font-size="12pt" officeooo:rsid="0031bead" style:font-size-asian="10.5pt" style:font-size-complex="12pt"/>
    </style:style>
    <style:style style:name="T8" style:family="text">
      <style:text-properties fo:font-size="12pt" officeooo:rsid="0033aab2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a9a37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cbccf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cb6f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121d2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31957" style:font-size-asian="10.5pt" style:font-weight-asian="normal" style:font-size-complex="12pt" style:font-weight-complex="normal"/>
    </style:style>
    <style:style style:name="T15" style:family="text">
      <style:text-properties fo:font-size="12pt" fo:font-weight="bold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a9a37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2c5b7d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30a7d5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33aab2" style:font-size-asian="10.5pt" style:font-weight-asian="bold" style:font-size-complex="12pt" style:font-weight-complex="bold"/>
    </style:style>
    <style:style style:name="T20" style:family="text">
      <style:text-properties style:font-name="Arial" officeooo:rsid="0016d545"/>
    </style:style>
    <style:style style:name="T21" style:family="text">
      <style:text-properties style:font-name="Arial" fo:font-size="13pt" fo:font-weight="bold" officeooo:rsid="0021742f" style:font-size-asian="11.3500003814697pt" style:font-weight-asian="bold" style:font-size-complex="13pt" style:font-weight-complex="bold"/>
    </style:style>
    <style:style style:name="T22" style:family="text">
      <style:text-properties style:font-name="Arial" fo:font-size="13pt" fo:font-weight="bold" officeooo:rsid="001efba8" style:font-size-asian="11.3500003814697pt" style:font-weight-asian="bold" style:font-size-complex="13pt" style:font-weight-complex="bold"/>
    </style:style>
    <style:style style:name="T23" style:family="text">
      <style:text-properties officeooo:rsid="0016d54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6d545" style:font-weight-asian="bold" style:font-weight-complex="bold"/>
    </style:style>
    <style:style style:name="T26" style:family="text">
      <style:text-properties style:font-name="Liberation Serif" officeooo:rsid="0016d545"/>
    </style:style>
    <style:style style:name="T27" style:family="text">
      <style:text-properties officeooo:rsid="001ca1d4"/>
    </style:style>
    <style:style style:name="T28" style:family="text">
      <style:text-properties officeooo:rsid="001d24ce"/>
    </style:style>
    <style:style style:name="T29" style:family="text">
      <style:text-properties officeooo:rsid="00233d6b"/>
    </style:style>
    <style:style style:name="T30" style:family="text">
      <style:text-properties officeooo:rsid="002c5b7d"/>
    </style:style>
    <style:style style:name="T31" style:family="text">
      <style:text-properties officeooo:rsid="00393b99"/>
    </style:style>
    <style:style style:name="T32" style:family="text">
      <style:text-properties officeooo:rsid="003cb6f5"/>
    </style:style>
    <style:style style:name="T33" style:family="text">
      <style:text-properties officeooo:rsid="00478d96"/>
    </style:style>
    <style:style style:name="T34" style:family="text">
      <style:text-properties officeooo:rsid="0048ac9c"/>
    </style:style>
    <style:style style:name="T35" style:family="text">
      <style:text-properties officeooo:rsid="004a5172"/>
    </style:style>
    <style:style style:name="T36" style:family="text">
      <style:text-properties fo:font-size="13pt" fo:font-weight="bold" officeooo:rsid="00261e7f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4de526" style:font-size-asian="13pt" style:font-weight-asian="bold" style:font-size-complex="13pt" style:font-weight-complex="bold"/>
    </style:style>
    <style:style style:name="T38" style:family="text">
      <style:text-properties officeooo:rsid="004de526"/>
    </style:style>
    <style:style style:name="T39" style:family="text">
      <style:text-properties officeooo:rsid="005cc57a"/>
    </style:style>
    <style:style style:name="T40" style:family="text">
      <style:text-properties officeooo:rsid="005f2bca"/>
    </style:style>
    <style:style style:name="T41" style:family="text">
      <style:text-properties officeooo:rsid="00602541"/>
    </style:style>
    <style:style style:name="T42" style:family="text">
      <style:text-properties officeooo:rsid="006a4c04"/>
    </style:style>
    <style:style style:name="T43" style:family="text">
      <style:text-properties officeooo:rsid="0074b3a9"/>
    </style:style>
    <style:style style:name="T44" style:family="text">
      <style:text-properties officeooo:rsid="0077e7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Johdanto</text:p>
      <text:p text:style-name="P44"/>
      <text:p text:style-name="P41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</text:span></text:p>
      <text:p text:style-name="P41">Tekniset tiedot</text:p>
      <text:p text:style-name="P9">Työ toteutetaan laitoksen users-palvelimella, käytettävä tietokanta on PostgreSQL. Ohjelmointikielenä käytetään PHP:tä.</text:p>
      <text:p text:style-name="Standard"/>
      <text:p text:style-name="Standard"><draw:frame draw:style-name="fr1" draw:name="Image1" text:anchor-type="paragraph" svg:width="18.251cm" svg:height="21.997cm" draw:z-index="0"><draw:image xlink:href="Pictures/1000020100000315000003B7EFC56217.png" xlink:type="simple" xlink:show="embed" xlink:actuate="onLoad"/></draw:frame><text:soft-page-break/></text:p>
      <text:p text:style-name="Standard"/>
      <text:p text:style-name="Standard"/>
      <text:p text:style-name="P36"><text:soft-page-break/>Käy<text:span text:style-name="T28">ttäjäryhmät</text:span>:</text:p>
      <text:p text:style-name="P36"/>
      <text:p text:style-name="P35">Jokamies</text:p>
      <text:p text:style-name="P11">Jokamiehellä tarkoitetaan kaikkia kirjautumattomia henkilöitä sivulla.</text:p>
      <text:p text:style-name="P35">Kirjautunut</text:p>
      <text:p text:style-name="Text_20_body"><text:span text:style-name="T26">Kirjautunut käyttäjä on järjestelmään rekisteröitynyt käyttäjä</text:span><text:span text:style-name="T20">.</text:span></text:p>
      <text:p text:style-name="P34"><text:span text:style-name="T24">Y</text:span><text:span text:style-name="T25">lläpito</text:span></text:p>
      <text:p text:style-name="P6"><text:span text:style-name="T23">Y</text:span>lläpito<text:span text:style-name="T27">a on vain järjestelmän luonut käyttäjä, joka kirjautuu sisään omilla admin tunnuksilla.</text:span></text:p>
      <text:p text:style-name="P6"/>
      <text:p text:style-name="P37">Käyttötapauskuvaukset:</text:p>
      <text:p text:style-name="P37"/>
      <text:p text:style-name="P4">Jokamiehen käyttötapaukset</text:p>
      <text:p text:style-name="P31">Tietokannan kirjojen tarkastelu:</text:p>
      <text:p text:style-name="P19">Kuka tahansa voi <text:span text:style-name="T33">tarkastella</text:span> tietokannassa olevia kirjoja. <text:span text:style-name="T33">Kirjautumatonkin käyttäjä näkee listan tietokannan kirjoista, ja voi tarkastella lisäksi jokaista kirjaa tarkemmin, jolloin näkee myös mahdollisen kirjalle asetetun esittelyn.</text:span></text:p>
      <text:p text:style-name="P13">Muita käyttötapauksia: rekisteröityminen ja kirjautuminen</text:p>
      <text:p text:style-name="P2"/>
      <text:p text:style-name="P3"><text:span text:style-name="T21">Kirjautuneen</text:span><text:span text:style-name="T22"> käyttötapaukset</text:span></text:p>
      <text:p text:style-name="P14">Kirjojen lisäys yleiseltä listalta omaan kirjastoon:</text:p>
      <text:p text:style-name="P15">Käyttäjä voi lisätä kirjoja yleiseltä listalta omaan kirjastoonsa.</text:p>
      <text:p text:style-name="P12"/>
      <text:p text:style-name="P12">Kirjapyyntö tai virheimoitus ylläpidolle: <text:span text:style-name="T44">(toteutettava vain jos aikaa jää)</text:span></text:p>
      <text:p text:style-name="P15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7">Muita käyttötapauksia: <text:tab/>- <text:span text:style-name="T35">Tietokannan kirjojen tarkastelu.</text:span></text:p>
      <text:p text:style-name="P17"><text:tab/><text:tab/><text:tab/><text:tab/>- Kirjan poistaminen omalta listalta.</text:p>
      <text:p text:style-name="P16"/>
      <text:p text:style-name="P5"><text:soft-page-break/></text:p>
      <text:p text:style-name="P5"><text:span text:style-name="T29">Ylläpidon </text:span>käyttötapaukset</text:p>
      <text:p text:style-name="P16">Kirjojen lisäys tietokantaan:</text:p>
      <text:p text:style-name="P18">Ylläpito voi lisätä kirjoja tietokantaan, jolloin kirjasta pitää kertoa ainakin kirjan nimi <text:span text:style-name="T34">ja</text:span> kirjoittaja.</text:p>
      <text:p text:style-name="P16"/>
      <text:p text:style-name="P16">Tietokantaan lisättyjen kirjojen muokkaus ja poisto:</text:p>
      <text:p text:style-name="P18">Ylläpito voi muokata kirjan tietoja, tai poistaa kirjoja kokonaan tietokannasta.</text:p>
      <text:p text:style-name="P16"/>
      <text:p text:style-name="P53">Kirjapyyntöjen ja virheilmoitusten lukeminen: <text:span text:style-name="T44">(toteutettava vain jos aikaa jää)</text:span></text:p>
      <text:p text:style-name="P18">Käyttäjien kirjoittamat kirjapyynnöt ja virheilmoitukset tuleva ylläpidon nähtäville.</text:p>
      <text:p text:style-name="P18"/>
      <text:p text:style-name="P53">Virheimoituksen poisto: <text:span text:style-name="T44">(toteutettava vain jos aikaa jää)</text:span></text:p>
      <text:p text:style-name="P18">Ylläpito voi poistaa jo toteutetut kirjapyynnöt tai virheilmoitukset.</text:p>
      <text:p text:style-name="P18"/>
      <text:p text:style-name="P18"/>
      <text:p text:style-name="P18"/>
      <text:p text:style-name="P18"><draw:frame draw:style-name="fr2" draw:name="Image2" text:anchor-type="paragraph" svg:width="12.515cm" svg:height="8.758cm" draw:z-index="1"><draw:image xlink:href="Pictures/10000201000001D90000014BB2C3C70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7"><text:soft-page-break/><text:span text:style-name="T36">Tietokohde: </text:span><text:span text:style-name="T37">Reader</text:span></text:p>
      <text:p text:style-name="P20"><text:span text:style-name="T24">Attribuutti:</text:span><text:tab/><text:tab/><text:tab/><text:span text:style-name="T24">Arvojoukko:</text:span></text:p>
      <text:p text:style-name="P20"><text:span text:style-name="T31">Käyttäjätunnus</text:span><text:tab/><text:tab/>Merkkijono, max. 30 merkkiä</text:p>
      <text:p text:style-name="P29">Salasana<text:tab/><text:tab/><text:tab/>Merkkijono, max. 50 merkkiä</text:p>
      <text:p text:style-name="P20"/>
      <text:p text:style-name="P20"><text:span text:style-name="T24">Kuvaus:</text:span> ”<text:span text:style-name="T38">Reader</text:span>” kuvaa kirjautunutta käyttäjää, <text:span text:style-name="T30">jolla on oma lista luetuile kirjoille.</text:span></text:p>
      <text:p text:style-name="P20"/>
      <text:p text:style-name="P45">Tietokohde: <text:span text:style-name="T32">List</text:span></text:p>
      <text:p text:style-name="Text_20_body"><text:span text:style-name="T15">Attribuutt</text:span><text:span text:style-name="T16">i:<text:tab/></text:span><text:span text:style-name="T10"><text:tab/><text:tab/></text:span><text:span text:style-name="T17">Arvojoukko:</text:span></text:p>
      <text:p text:style-name="P22"><text:span text:style-name="T13">Ei ole</text:span><text:span text:style-name="T9"><text:tab/><text:tab/><text:tab/><text:tab/></text:span></text:p>
      <text:p text:style-name="P22"/>
      <text:p text:style-name="P22"><text:span text:style-name="T15">Kuvaus:</text:span><text:span text:style-name="T9"> ”</text:span><text:span text:style-name="T12">L</text:span><text:span text:style-name="T9">ist” on jollekin tietylle käyttäjälle kuuluva henkilökohtainen kirjalista, j</text:span><text:span text:style-name="T13">oka sisältää käyttäjän lukemia kirjoja</text:span><text:span text:style-name="T9">. </text:span><text:span text:style-name="T11">Kirjalista sisältää nolla tai useita kirjoja.</text:span></text:p>
      <text:p text:style-name="P22"/>
      <text:p text:style-name="P46"><text:span text:style-name="T4">Tietokohde: </text:span><text:span text:style-name="T5">Book</text:span></text:p>
      <text:p text:style-name="P23"><text:span text:style-name="T15">Attribuutti:<text:tab/></text:span><text:span text:style-name="T3"><text:tab/><text:tab/><text:tab/></text:span><text:span text:style-name="T15"><text:tab/></text:span><text:span text:style-name="T18">Arvojoukko:</text:span></text:p>
      <text:p text:style-name="P23"><text:span text:style-name="T3">Nimi<text:tab/><text:tab/><text:tab/><text:tab/><text:tab/><text:tab/></text:span><text:span text:style-name="T6">Merkkijono, max. 120 merkkiä</text:span></text:p>
      <text:p text:style-name="P23"><text:span text:style-name="T3">Kirjailija<text:tab/><text:tab/><text:tab/><text:tab/><text:tab/></text:span><text:span text:style-name="T7">Merkkijono, max. 80 merkkiä</text:span></text:p>
      <text:p text:style-name="P23"><text:span text:style-name="T3">1.painoksen julkaisuvuosi<text:tab/><text:tab/><text:tab/></text:span><text:span text:style-name="T8">Numeerinen</text:span></text:p>
      <text:p text:style-name="P23"><text:span text:style-name="T3">Sivumäärä<text:tab/><text:tab/><text:tab/><text:tab/><text:tab/></text:span><text:span text:style-name="T8">Numeerinen</text:span></text:p>
      <text:p text:style-name="P30"><text:span text:style-name="T3">Esittely<text:tab/><text:tab/><text:tab/><text:tab/><text:tab/></text:span><text:span text:style-name="T8">Merkkijono, max. 250 merkkiä</text:span></text:p>
      <text:p text:style-name="P10"/>
      <text:p text:style-name="P28"><text:span text:style-name="T19">K</text:span><text:span text:style-name="T15">uvaus: <text:s/></text:span><text:span text:style-name="T14">Kaikki tietokannan kirjat ovat nähtävissä sovelluksen kaikille käyttäjille. </text:span><text:span text:style-name="T9">Yksi kirja voi liittyä moniin eri </text:span><text:span text:style-name="T14">kirjautuneiden</text:span><text:span text:style-name="T9"> käyttäjien kirjalistoihin (= </text:span><text:span text:style-name="T12">Li</text:span><text:span text:style-name="T9">st).</text:span></text:p>
      <text:p text:style-name="P8"/>
      <text:p text:style-name="P21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3" text:anchor-type="paragraph" svg:width="12.594cm" svg:height="20.981cm" draw:z-index="2"><draw:image xlink:href="Pictures/10000201000001DC000003194E3E311B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4"/>
      <text:p text:style-name="P24"/>
      <text:p text:style-name="P42"/>
      <text:p text:style-name="P48"/>
      <text:p text:style-name="P50"/>
      <text:p text:style-name="P26"/>
      <text:p text:style-name="P39"><text:soft-page-break/></text:p>
      <text:p text:style-name="P39"/>
      <text:p text:style-name="P39">Järjestelmän yleisrakenne</text:p>
      <text:p text:style-name="P32">Tietokantasovelluksessa noudatetaan MVC-mallia. <text:span text:style-name="T40">K</text:span>ontrollerit, mallit ja näkymät sijaitsevat hakemistoissa ”controllers”, ”models” ja ”views”. <text:span text:style-name="T39">Tiedosto ”routes.php” hakemistossa ”confiq” vastaanottaa tiettyihin polkuihin tulevat pyynnöt (post ja get), ja kutsuu oikean kontrollerin oikeaa metodia, joka muodostaa näkymän käyttäen hyväksi mallin tietoja.</text:span></text:p>
      <text:p text:style-name="P33"><text:tab/><text:span text:style-name="T41">Sovelluksen kontrollereita ovat Book- ja ReaderController.php, joista BookController huolehtii kaikista näkymistä, joissa tarvitaan tietokannan jonkun kirjan tai useiden kirjojen tietoja. ReaderController huolehtii käyttäjään (= lukijaan) kuuluvista näkymistä, joissa osissa tarvitaan myös kirjojen tietoja. Ne kutsuvat malleja Reader.php ja Book.php, jotka huolehtivat tietokantaan kohdistuvien kyselyjen suorituksesta, sekä käyttäjän antamien syötteiden validoinnista yhdessä base_model.php:n kanssa, jonka ne perivät.</text:span></text:p>
      <text:p text:style-name="P52"><text:tab/>Näkymät on jaettu kansioihin mallien nimien mukaan, ja ne kaikki perivät base.html-tiedoston, jossa määritellään esimerkiksi ylänavigaatiopalkki ja kutsutaan tyylitiedostoja. Bootstrapin lisäksi sivujen tyyliä määrittää assets/css hakemistossa oleva site.css.</text:p>
      <text:p text:style-name="P33"><text:tab/><text:span text:style-name="T42">Muut kansiot ja tiedostot ovat nimeltään suhteellisen itseään selittäviä. Kansio lib sisältää esimerkiksi base_controller.php:n ja base_model.php:n, jotka tarjoavat kontrollereille ja malleille toiminallisuuksia. Database.php:tä kutsutaan muodostettaessa tietokantayhteyttä, ja se kutsuu config -hakemiston database.php tiedostoa. View.php taas esimerkiksi luo pohjan näkymille make -metodissaan, jota kutsutaan kontrollerissa aina, kun halutaan näyttää näkymä käyttäjälle. View.php kutsuu twigiä, sekä määritää joitain kaikkien näkymien käytöön saatavia muuttujia.</text:span></text:p>
      <text:p text:style-name="P32"/>
      <text:p text:style-name="P38"><text:soft-page-break/>Käyttöliittymä ja järjestelmän komponentit</text:p>
      <text:p text:style-name="P43"/>
      <text:p text:style-name="Text_20_body"><draw:frame draw:style-name="fr1" draw:name="Image4" text:anchor-type="paragraph" svg:width="18.757cm" svg:height="19.046cm" draw:z-index="3"><draw:image xlink:href="Pictures/1000020100000307000003138727A316.png" xlink:type="simple" xlink:show="embed" xlink:actuate="onLoad"/></draw:frame></text:p>
      <text:p text:style-name="P49"><text:soft-page-break/></text:p>
      <text:p text:style-name="P51"/>
      <text:p text:style-name="P51">Asennustiedot</text:p>
      <text:p text:style-name="P7">Asenna sovellus kopioimalla sen tiedostot palvelimen nettiin näkyvään hakemistoon. <text:span text:style-name="T43">Aseta sen jälkeen oikeat tiedot (= käytettävä tietokanta, käyttäjätunnus) hakemiston ”config” tiedostoihin environment.sh ja database.php.</text:span></text:p>
      <text:p text:style-name="P49">Käynnistys- / käyttöohje</text:p>
      <text:p text:style-name="P25">Ohjelman etusivulle pääsee URLista:</text:p>
      <text:p text:style-name="P25">http://mclantta.users.cs.helsinki.fi/tsohaa/</text:p>
      <text:p text:style-name="P27"/>
      <text:p text:style-name="P27">Sisään voi kirjautua testikäyttäjällä:</text:p>
      <text:p text:style-name="P27">Käyttäjä: Testi</text:p>
      <text:p text:style-name="P27">Salasana: Testinen</text:p>
      <text:p text:style-name="P27"/>
      <text:p text:style-name="P27">Jos haluaa lisätä / poistaa / muokata tietokannan kirjoja, pitää sisään kirjautua Admin -käyttäjällä:</text:p>
      <text:p text:style-name="P27">Käyttäjä: Admin</text:p>
      <text:p text:style-name="P27">Salasana: 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6-01-10T20:07:21.233000000</dc:date>
    <meta:editing-duration>PT10H28M1S</meta:editing-duration>
    <meta:editing-cycles>103</meta:editing-cycles>
    <meta:generator>LibreOffice/4.3.5.2$Windows_x86 LibreOffice_project/3a87456aaa6a95c63eea1c1b3201acedf0751bd5</meta:generator>
    <meta:document-statistic meta:table-count="0" meta:image-count="4" meta:object-count="0" meta:page-count="9" meta:paragraph-count="67" meta:word-count="584" meta:character-count="5299" meta:non-whitespace-character-count="4739"/>
  </office:meta>
</office:document-meta>
</file>